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Verdana" svg:font-family="Verdana, Arial, 'Bitstream Vera Sans'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language-asian="zh" style:country-asian="CN" style:font-weight-asian="bold" style:font-size-complex="16pt"/>
    </style:style>
    <style:style style:name="P2" style:family="paragraph" style:parent-style-name="Standard">
      <style:paragraph-properties fo:line-height="150%" fo:text-align="start" style:justify-single-word="false"/>
      <style:text-properties fo:color="#000000" fo:font-size="10.5pt" fo:font-weight="bold" style:font-size-asian="10.5pt" style:language-asian="zh" style:country-asian="CN" style:font-weight-asian="bold" style:font-size-complex="10.5pt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language-asian="zh" style:country-asian="CN" style:font-weight-asian="bold" style:font-size-complex="16pt"/>
    </style:style>
    <style:style style:name="P4" style:family="paragraph" style:parent-style-name="Standard" style:list-style-name="L1">
      <style:paragraph-properties fo:text-align="start" style:justify-single-word="false"/>
      <style:text-properties fo:color="#666666" fo:font-size="10.5pt" fo:font-weight="bold" style:font-size-asian="10.5pt" style:language-asian="zh" style:country-asian="CN" style:font-weight-asian="bold" style:font-size-complex="10.5pt"/>
    </style:style>
    <style:style style:name="P5" style:family="paragraph" style:parent-style-name="Standard" style:list-style-name="L1">
      <style:paragraph-properties fo:text-align="start" style:justify-single-word="false"/>
      <style:text-properties fo:color="#666666" fo:font-size="10.5pt" fo:font-weight="bold" style:font-size-asian="10.5pt" style:font-weight-asian="bold" style:font-size-complex="10.5pt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list-style-name="L2">
      <style:paragraph-properties fo:line-height="150%" fo:text-align="start" style:justify-single-word="false"/>
      <style:text-properties fo:font-size="16pt" fo:font-weight="bold" style:font-size-asian="16pt" style:language-asian="zh" style:country-asian="CN" style:font-weight-asian="bold" style:font-size-complex="16pt"/>
    </style:style>
    <style:style style:name="P8" style:family="paragraph" style:parent-style-name="Standard" style:list-style-name="L2">
      <style:paragraph-properties fo:line-height="150%" fo:text-align="start" style:justify-single-word="false"/>
      <style:text-properties fo:color="#000000" fo:font-size="10.5pt" fo:font-weight="bold" style:font-size-asian="10.5pt" style:language-asian="zh" style:country-asian="CN" style:font-weight-asian="bold" style:font-size-complex="10.5pt"/>
    </style:style>
    <style:style style:name="P9" style:family="paragraph" style:parent-style-name="Standard" style:list-style-name="L2">
      <style:paragraph-properties fo:line-height="150%" fo:text-align="start" style:justify-single-word="false"/>
      <style:text-properties fo:color="#000000" fo:font-size="16pt" fo:font-weight="bold" style:font-size-asian="16pt" style:language-asian="zh" style:country-asian="CN" style:font-weight-asian="bold" style:font-size-complex="16pt"/>
    </style:style>
    <style:style style:name="T1" style:family="text">
      <style:text-properties fo:color="#666666" fo:font-size="10.5pt" fo:font-weight="bold" style:font-size-asian="10.5pt" style:language-asian="zh" style:country-asian="CN" style:font-weight-asian="bold" style:font-size-complex="10.5pt"/>
    </style:style>
    <style:style style:name="T2" style:family="text">
      <style:text-properties fo:color="#666666" fo:font-size="10.5pt" fo:font-weight="bold" style:font-size-asian="10.5pt" style:font-weight-asian="bold" style:font-size-complex="10.5pt"/>
    </style:style>
    <style:style style:name="T3" style:family="text">
      <style:text-properties fo:font-variant="normal" fo:text-transform="none" fo:color="#666666" fo:font-size="10.5pt" fo:letter-spacing="normal" fo:font-weight="bold" style:font-name-asian="Verdana" style:font-size-asian="10.5pt" style:language-asian="zh" style:country-asian="CN" style:font-style-asian="normal" style:font-weight-asian="bold" style:font-size-complex="10.5pt"/>
    </style:style>
    <style:style style:name="T4" style:family="text">
      <style:text-properties fo:font-variant="normal" fo:text-transform="none" fo:color="#000000" fo:font-size="10.5pt" fo:letter-spacing="normal" style:font-name-asian="Verdana" style:font-size-asian="9.75pt" style:font-style-asian="normal" style:font-size-complex="10.5pt"/>
    </style:style>
    <style:style style:name="T5" style:family="text">
      <style:text-properties fo:font-variant="normal" fo:text-transform="none" fo:color="#000000" fo:font-size="10.5pt" fo:letter-spacing="normal" fo:font-weight="bold" style:font-name-asian="Verdana" style:font-size-asian="10.5pt" style:language-asian="zh" style:country-asian="CN" style:font-style-asian="normal" style:font-weight-asian="bold" style:font-size-complex="10.5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033fb2" style:font-size-asian="14pt" style:font-size-complex="14pt"/>
    </style:style>
    <style:style style:name="T9" style:family="text">
      <style:text-properties officeooo:rsid="00033f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2013年___月 <text:s text:c="2"/>____的自评表</text:p>
      <text:p text:style-name="P1"/>
      <text:list xml:id="list3382235547746033938" text:style-name="L1">
        <text:list-item>
          <text:p text:style-name="P4">相关贡献数统计地址：</text:p>
          <text:list>
            <text:list-item>
              <text:p text:style-name="P6"><text:span text:style-name="T1">Glue代码统计：</text:span><text:a xlink:type="simple" xlink:href="http://192.168.1.20/statistics/svn/glue/">http://192.168.1.20/statistics/svn/glue/</text:a><text:span text:style-name="T1"> <text:s/></text:span></text:p>
              <text:list>
                <text:list-item>
                  <text:p text:style-name="P6"><text:span text:style-name="T1">代码提交情况：</text:span><text:a xlink:type="simple" xlink:href="http://192.168.1.20/statistics/svn/glue/commitlog.html">http://192.168.1.20/statistics/svn/glue/commitlog.html</text:a><text:span text:style-name="T1"> <text:s/></text:span></text:p>
                </text:list-item>
              </text:list>
            </text:list-item>
            <text:list-item>
              <text:p text:style-name="P6"><text:span text:style-name="T1">ticket 字数统计: </text:span><text:a xlink:type="simple" xlink:href="http://192.168.1.20/statistics/glue_trac/ticket/">http://192.168.1.20/statistics/glue_trac/ticket/</text:a><text:span text:style-name="T1"> </text:span></text:p>
            </text:list-item>
            <text:list-item>
              <text:p text:style-name="P6"><text:span text:style-name="T1">wiki 字数统计: </text:span><text:a xlink:type="simple" xlink:href="http://192.168.1.20/statistics/glue_trac/wiki/">http://192.168.1.20/statistics/glue_trac/wiki/</text:a><text:span text:style-name="T2"> </text:span></text:p>
              <text:p text:style-name="P5"/>
            </text:list-item>
          </text:list>
        </text:list-item>
        <text:list-item>
          <text:p text:style-name="P4">注:</text:p>
          <text:list>
            <text:list-item>
              <text:p text:style-name="P6"><text:span text:style-name="T1">按照</text:span><text:a xlink:type="simple" xlink:href="http://glue.spolo.org/trac/glue/wiki/performance">http://glue.spolo.org/trac/glue/wiki/performance</text:a><text:span text:style-name="T2"> </text:span><text:span text:style-name="Strong_20_Emphasis"><text:span text:style-name="T4">绩效统计方式</text:span></text:span><text:span text:style-name="Strong_20_Emphasis"><text:span text:style-name="T3">来统计</text:span></text:span></text:p>
            </text:list-item>
            <text:list-item>
              <text:p text:style-name="P6"><text:span text:style-name="Strong_20_Emphasis"><text:span text:style-name="T5">请大家自己把无效的代码行数减掉, </text:span></text:span></text:p>
              <text:p text:style-name="P6"><text:span text:style-name="Strong_20_Emphasis"><text:span text:style-name="T5">如果由审核人员发现统计结果中有无效代码的, <text:s/></text:span></text:span></text:p>
              <text:p text:style-name="P6"><text:span text:style-name="Strong_20_Emphasis"><text:span text:style-name="T5">当月绩效作废 , 鼓励次数清零.</text:span></text:span></text:p>
            </text:list-item>
          </text:list>
        </text:list-item>
      </text:list>
      <text:p text:style-name="P1"/>
      <text:list xml:id="list4353161751719174326" text:style-name="L2">
        <text:list-item>
          <text:p text:style-name="P7">本月自己处理的ticket总字数有：_____</text:p>
        </text:list-item>
        <text:list-item>
          <text:p text:style-name="P7">本月热心帮助的ticket总字数有：_____</text:p>
        </text:list-item>
        <text:list-item>
          <text:p text:style-name="P7">本月贡献的wiki总字数有：_____</text:p>
        </text:list-item>
        <text:list-item>
          <text:p text:style-name="P7">本月贡献的有效代码行数有：_____</text:p>
          <text:list>
            <text:list-item>
              <text:p text:style-name="P8">排除掉的代码版本: (这里只写出忘记添加 sp:autocreated 的版本)</text:p>
              <text:list>
                <text:list-item>
                  <text:p text:style-name="P8">xxxx</text:p>
                </text:list-item>
                <text:list-item>
                  <text:p text:style-name="P8">xxxx</text:p>
                </text:list-item>
                <text:list-item>
                  <text:p text:style-name="P8">xxxx</text:p>
                </text:list-item>
              </text:list>
            </text:list-item>
          </text:list>
        </text:list-item>
        <text:list-item>
          <text:p text:style-name="P9">本月跟踪fixed的bug帖子数量：_____</text:p>
          <text:list>
            <text:list-item>
              <text:p text:style-name="P8">无效的bug帖编号有：</text:p>
              <text:list>
                <text:list-item>
                  <text:p text:style-name="P8">#xxxx</text:p>
                </text:list-item>
                <text:list-item>
                  <text:p text:style-name="P8">#xxxx</text:p>
                  <text:p text:style-name="P8"/>
                </text:list-item>
              </text:list>
            </text:list-item>
          </text:list>
        </text:list-item>
        <text:list-item>
          <text:p text:style-name="P7">满足需求并稳定使用了超过三个月的功能:</text:p>
          <text:list>
            <text:list-item>
              <text:p text:style-name="P8">以SVN中代码文件的最后修改时间为准, 这里列出代码文件路径.</text:p>
            </text:list-item>
            <text:list-item>
              <text:p text:style-name="P8"><text:s text:c="3"/>版本号 <text:s text:c="3"/>| <text:s text:c="7"/>文件路径 <text:s text:c="2"/></text:p>
              <text:list>
                <text:list-item>
                  <text:p text:style-name="P8">xxxx <text:s text:c="14"/>xxxx/xxxxx/xxxxx/xxxx.xxx</text:p>
                  <text:p text:style-name="P8"/>
                </text:list-item>
              </text:list>
            </text:list-item>
          </text:list>
        </text:list-item>
        <text:list-item>
          <text:p text:style-name="P7">组长(<text:span text:style-name="T6">组长填写此项</text:span>)</text:p>
          <text:list>
            <text:list-item>
              <text:p text:style-name="P8"><text:soft-page-break/><text:s text:c="2"/>组员姓名 <text:s/>| <text:s text:c="2"/>组员有效代码行数 <text:s/></text:p>
              <text:list>
                <text:list-item>
                  <text:p text:style-name="P8">xxx <text:s text:c="15"/>xxxx</text:p>
                </text:list-item>
              </text:list>
            </text:list-item>
            <text:list-item>
              <text:p text:style-name="P8">组员平均代码数<text:span text:style-name="T7">__</text:span><text:span text:style-name="T7">_______</text:span></text:p>
            </text:list-item>
          </text:list>
        </text:list-item>
      </text:list>
      <text:p text:style-name="P2"/>
      <text:list xml:id="list20237622" text:continue-numbering="true" text:style-name="L2">
        <text:list-item>
          <text:p text:style-name="P7">对自己本月表现的总结和反思：（建议不超过100字）</text:p>
          <text:list>
            <text:list-header>
              <text:p text:style-name="P7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Verdana" svg:font-family="Verdana, Arial, 'Bitstream Vera Sans'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宋体" style:font-size-asian="18pt" style:font-weight-asian="bold" style:font-name-complex="Mangal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5T17:18:11.37</meta:creation-date>
    <dc:date>2014-04-03T00:08:19.58</dc:date>
    <meta:editing-duration>PT4H6M54S</meta:editing-duration>
    <meta:editing-cycles>54</meta:editing-cycles>
    <meta:generator>LibreOffice/4.0.4.2$Windows_x86 LibreOffice_project/9e9821abd0ffdbc09cd8c52eaa574fa09eb08f2</meta:generator>
    <meta:document-statistic meta:table-count="0" meta:image-count="0" meta:object-count="0" meta:page-count="2" meta:paragraph-count="36" meta:word-count="366" meta:character-count="812" meta:non-whitespace-character-count="731"/>
  </office:meta>
</office:document-meta>
</file>